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10 Pitch" officeooo:rsid="0004aae4" officeooo:paragraph-rsid="0004aae4"/>
    </style:style>
    <style:style style:name="P2" style:family="paragraph" style:parent-style-name="Preformatted_20_Text">
      <style:text-properties style:font-name="Courier 10 Pitch" style:text-underline-style="none" officeooo:rsid="0004aae4" officeooo:paragraph-rsid="0004aae4" fo:background-color="#ffff00"/>
    </style:style>
    <style:style style:name="P3" style:family="paragraph" style:parent-style-name="Preformatted_20_Text">
      <style:text-properties style:font-name="Courier 10 Pitch" officeooo:rsid="0004aae4" officeooo:paragraph-rsid="0004aae4" fo:background-color="#ffff00"/>
    </style:style>
    <style:style style:name="T1" style:family="text">
      <style:text-properties officeooo:rsid="00060b64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66ff66" loext:char-shading-value="0"/>
    </style:style>
    <style:style style:name="T5" style:family="text">
      <style:text-properties officeooo:rsid="000a6d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FORMATION################################################################################################################################################################################</text:p>
      <text:p text:style-name="P1">INDIKATIV</text:p>
      <text:p text:style-name="P1"><text:span text:style-name="T3">présent</text:span>: <text:s text:c="3"/><text:tab/><text:tab/>e, st, <text:s/>t, en, <text:s/>t, en<text:tab/><text:tab/>|<text:tab/>.pour certains verbes forts: changement de radical aux 2ième et 3ième personnes du singulier.</text:p>
      <text:p text:style-name="P1"><text:tab/> <text:s text:c="3"/><text:tab/>|<text:tab/> <text:s text:c="2"/><text:tab/>#, st, <text:s/>#, en, <text:s/>t, en<text:tab/><text:tab/>|<text:tab/>.les verbes de modalité et le verbe wissen n'ont pas de désinence personelle à la 1ère de 3ème personne du sing.</text:p>
      <text:p text:style-name="P1"><text:tab/> <text:s text:c="3"/><text:tab/>|<text:tab/> <text:s text:c="2"/><text:tab/> <text:s text:c="2"/><text:tab/> <text:s text:c="2"/><text:tab/> <text:s text:c="2"/><text:tab/><text:tab/><text:tab/>|<text:tab/>.présence du e de liaison après d, t, tt ou groupe de consonnes difficile à prononcer, sauf halten et raten.</text:p>
      <text:p text:style-name="P1"><text:span text:style-name="T3">préterit</text:span>: <text:s text:c="2"/><text:tab/>te +<text:tab/>#, st, <text:s/>#, en, <text:s/>t, en<text:tab/><text:tab/>|<text:tab/>.Tous les verbes forts présentent au prétérit une voyelle différente de celle du présent.</text:p>
      <text:p text:style-name="P1"><text:tab/> <text:s text:c="3"/><text:tab/>|<text:tab/> <text:s text:c="2"/><text:tab/> <text:s text:c="2"/><text:tab/> <text:s text:c="2"/><text:tab/> <text:s text:c="2"/><text:tab/><text:tab/><text:tab/>|<text:tab/>.présence du e de liaison après d, t, tt ou groupe de consonnes difficile à prononcer, sauf halten et raten.</text:p>
      <text:p text:style-name="P1"><text:tab/> <text:s text:c="3"/><text:tab/>|<text:tab/><text:tab/><text:tab/><text:tab/><text:tab/><text:tab/><text:tab/>|<text:tab/>.fusion du s du radical avec celui de la terminaison st pour les verbes dont le radical se termine par s, ss, ß.</text:p>
      <text:p text:style-name="P1"><text:span text:style-name="T3">futur I</text:span>: <text:s text:c="3"/><text:tab/> <text:s text:c="2"/>présent <text:s/>werden <text:s text:c="4"/>+ infinitif<text:tab/>|<text:tab/></text:p>
      <text:p text:style-name="P1">____________________________________________________________________________________________________________________________________________________________________________________________</text:p>
      <text:p text:style-name="P1"/>
      <text:p text:style-name="P1"><text:span text:style-name="T3">parfait</text:span>:<text:tab/> <text:s text:c="2"/><text:tab/><text:tab/>présent <text:s/>haben|sein + participe II</text:p>
      <text:p text:style-name="P1"><text:span text:style-name="T3">Plus-Que-Parfait</text:span>: <text:s/><text:tab/>prétérit haben|sein + participe II</text:p>
      <text:p text:style-name="P1"><text:span text:style-name="T3">Futur II</text:span>:<text:tab/> <text:s text:c="2"/><text:tab/><text:tab/>présent <text:s/>werden <text:s text:c="4"/>+ infinitif II</text:p>
      <text:p text:style-name="P1">____________________________________________________________________________________________________________________________________________________________________________________________</text:p>
      <text:p text:style-name="P1">KONJONKTIV</text:p>
      <text:p text:style-name="P1"><text:span text:style-name="T3">Konjunktiv I</text:span> <text:s text:c="4"/><text:tab/>| <text:s text:c="2"/>Radical infinitif <text:s text:c="2"/>+ e + désinences prétérit</text:p>
      <text:p text:style-name="P1"><text:span text:style-name="T3">Konjunktiv II</text:span><text:tab/>| <text:s text:c="2"/>Radical du prétérit + "e + désinences prétérit</text:p>
      <text:p text:style-name="P1"><text:span text:style-name="T3">Perfekt</text:span><text:tab/><text:tab/>| <text:s text:c="2"/>Präsens konjunktiv I <text:s/>de haben|sein + participe passé du verbe.</text:p>
      <text:p text:style-name="P1"><text:span text:style-name="T3">Plusquamperfekt</text:span><text:tab/>| <text:s text:c="2"/>Präsens konjunktiv II de haben|sein + participe passé du verbe.</text:p>
      <text:p text:style-name="P1"><text:span text:style-name="T3">Futur I</text:span><text:tab/><text:tab/>| <text:s text:c="2"/>Präsens konjunktiv I <text:s/>de werden + infinitif du verbe.</text:p>
      <text:p text:style-name="P1"><text:span text:style-name="T3">Futur II </text:span><text:s text:c="8"/><text:tab/>| <text:s text:c="2"/>Präsens konjunktiv II de werden + infinitif du verbe.</text:p>
      <text:p text:style-name="P1"/>
      <text:p text:style-name="P1"/>
      <text:p text:style-name="P1"/>
      <text:p text:style-name="P1">#EMPLOIS####################################################################################################################################################################################</text:p>
      <text:p text:style-name="P2">Présent:------------------------------------------------------------------------------------------------------------------------------------------------------------------------------------</text:p>
      <text:p text:style-name="P1">.évènement qui coïncide avec le moment de l'acte de parole (présent immédiat)<text:tab/><text:span text:style-name="T4">Wo ist denn Eva? Sie spielt gerade im Garten.<text:tab/>Où est passée Ève? Elle est en train de jouer dans le jardin.</text:span></text:p>
      <text:p text:style-name="P1">.fait d'ordre général<text:tab/><text:tab/><text:tab/><text:tab/><text:tab/><text:tab/><text:tab/><text:tab/><text:tab/><text:tab/><text:tab/><text:span text:style-name="T4">Zwei mal drei ist sechs.<text:tab/><text:tab/><text:tab/><text:tab/>Deux fois trois font six.</text:span></text:p>
      <text:p text:style-name="P1">.futur proche, combiné avec un adverbe de temps<text:tab/><text:tab/><text:tab/><text:tab/><text:tab/><text:tab/><text:tab/><text:span text:style-name="T4">Morgen fahre ich nach Berlin.<text:tab/><text:tab/><text:tab/><text:tab/>Demain je pars pour Berlin.</text:span></text:p>
      <text:p text:style-name="P1">.présent historique <text:s text:c="3"/><text:tab/> <text:s text:c="6"/><text:tab/> <text:s text:c="6"/><text:tab/> <text:s/><text:tab/><text:tab/><text:tab/><text:tab/><text:tab/><text:tab/><text:span text:style-name="T4">Am 9. November 1919 dankt Kaiser Wihelm II. ab.<text:tab/>Le 9 novembre 1919, l'empereur Guillaume II abdique.</text:span></text:p>
      <text:p text:style-name="P1"/>
      <text:p text:style-name="P3">Prétérit:-----------------------------------------------------------------------------------------------------------------------------------------------------------------------------------</text:p>
      <text:p text:style-name="P1">.le prétérit allemand correspond à la fois au passé simple, à l'imparfait et au passé composé français.</text:p>
      <text:p text:style-name="P1">.temps privilégié du récit.<text:tab/> <text:s text:c="5"/><text:tab/> <text:s text:c="5"/><text:tab/> <text:s text:c="3"/><text:tab/> <text:s text:c="5"/><text:tab/><text:tab/> <text:s text:c="4"/><text:tab/><text:span text:style-name="T4">Die Berliner Mauer fiel im November 1989.<text:tab/><text:tab/>Le mur de Berlin est tombé en novembre 1989.</text:span></text:p>
      <text:p text:style-name="P1"><text:tab/><text:tab/><text:tab/><text:tab/><text:tab/><text:tab/><text:tab/><text:tab/><text:tab/><text:tab/><text:tab/><text:tab/><text:tab/><text:tab/><text:span text:style-name="T4">Damals war ich noch ein kleiner Junge.<text:tab/><text:tab/>À cette époque, j'étais encore un gamin.</text:span></text:p>
      <text:p text:style-name="P1"><text:tab/><text:tab/><text:tab/><text:tab/><text:tab/><text:tab/><text:tab/><text:tab/><text:tab/><text:tab/></text:p>
      <text:p text:style-name="P3">Futur I:------------------------------------------------------------------------------------------------------------------------------------------------------------------------------------</text:p>
      <text:p text:style-name="P1">.un évènement futur:<text:tab/><text:tab/><text:tab/><text:tab/><text:tab/><text:tab/><text:tab/><text:tab/><text:tab/><text:tab/><text:tab/><text:span text:style-name="T4">Wird du bald heiraten?<text:tab/><text:tab/><text:tab/><text:tab/><text:tab/>Tu vas te marier bientôt?</text:span></text:p>
      <text:p text:style-name="P1">.une prédiction:<text:tab/><text:tab/><text:tab/><text:tab/><text:tab/><text:tab/><text:tab/><text:tab/><text:tab/><text:tab/><text:tab/><text:tab/><text:span text:style-name="T4">Es wird eine neue Zeit beginnen.<text:tab/><text:tab/><text:tab/>Une nouvelle ère va commencer.</text:span></text:p>
      <text:p text:style-name="P1">.Une résolution:<text:tab/><text:tab/><text:tab/><text:tab/><text:tab/><text:tab/><text:tab/><text:tab/><text:tab/><text:tab/><text:tab/><text:tab/><text:span text:style-name="T4">Ich werde pünktlich da sein.<text:tab/><text:tab/><text:tab/><text:tab/>Je serai là à l'heure.</text:span></text:p>
      <text:p text:style-name="P1"><text:s text:c="5"/><text:tab/><text:tab/><text:tab/><text:tab/><text:tab/><text:tab/><text:tab/><text:tab/><text:tab/><text:tab/><text:tab/><text:tab/><text:tab/><text:tab/><text:span text:style-name="T4">Wir werden ihn nie vergessen!<text:tab/><text:tab/><text:tab/><text:tab/>Jamais nous ne l'oublierons!</text:span></text:p>
      <text:p text:style-name="P1">.un ordre:<text:tab/><text:tab/><text:tab/><text:tab/><text:tab/><text:tab/><text:tab/><text:tab/><text:tab/><text:tab/><text:tab/><text:tab/><text:tab/><text:span text:style-name="T4">Du wirst das sofort zurücknehmen!<text:tab/><text:tab/><text:tab/>Retire cette parole immédiatement!</text:span></text:p>
      <text:p text:style-name="P1">.une supposition:<text:tab/><text:tab/><text:tab/><text:tab/><text:tab/><text:tab/><text:tab/><text:tab/><text:tab/><text:tab/><text:tab/><text:tab/><text:span text:style-name="T4">Peter ist heute nicht da. Es wird bestimmt krank sein.</text:span></text:p>
      <text:p text:style-name="P1"><text:s text:c="5"/><text:tab/><text:tab/><text:tab/><text:tab/><text:tab/><text:tab/><text:tab/><text:tab/><text:tab/><text:tab/> <text:s text:c="5"/><text:tab/> <text:s/><text:tab/> <text:s text:c="5"/><text:tab/> <text:s text:c="4"/><text:tab/> <text:s/><text:tab/> <text:s text:c="2"/><text:tab/><text:tab/><text:tab/><text:tab/><text:tab/><text:span text:style-name="T4">Pierre n'est pas là aujourd'hui, il est sûrement malade.</text:span></text:p>
      <text:p text:style-name="P1">.par rapport au présent (futur proche), le futur 1 marque une nuance d'incertitude, soulignée par certains adverbes.</text:p>
      <text:p text:style-name="P1"><text:s text:c="5"/><text:tab/> <text:s text:c="4"/><text:tab/><text:tab/> <text:s text:c="6"/><text:tab/><text:tab/> <text:s text:c="2"/><text:tab/> <text:s text:c="2"/><text:tab/> <text:s text:c="5"/><text:tab/> <text:s text:c="4"/><text:tab/><text:tab/><text:tab/><text:tab/><text:span text:style-name="T4">Ich komme gleich.<text:tab/><text:tab/><text:tab/><text:tab/><text:tab/><text:tab/>J'arrive tout de suite.</text:span></text:p>
      <text:p text:style-name="P1"><text:tab/><text:tab/><text:tab/><text:tab/><text:tab/><text:tab/><text:tab/><text:tab/><text:tab/><text:tab/><text:tab/><text:tab/><text:tab/><text:tab/><text:span text:style-name="T4">Er wird wohl kommen.<text:tab/><text:tab/><text:tab/><text:tab/><text:tab/>Il viendra sans doute.</text:span></text:p>
      <text:p text:style-name="P1">___________________________________________________________________________________________________________________________________________________________________________________________</text:p>
      <text:p text:style-name="P1"/>
      <text:p text:style-name="P3">Parfait, Plus-que-parfait, Futur II:-------------------------------------------------------------------------------------------------------------------------------------------------------</text:p>
      <text:p text:style-name="P1">.Par rapport aux trois temps précédents, le parfait, le plus-que-parfait et le futur II désignent une action accomplie (opposition d'aspect).</text:p>
      <text:p text:style-name="P1"/>
      <text:p text:style-name="P3">Parfait------------------------------------------------------------------------------------------------------------------------------------------------------------------------------------</text:p>
      <text:p text:style-name="P1">.s'emploie pour décrire une action achevée au moment où l'on parle (présent).<text:tab/><text:span text:style-name="T4">Gestern haben die Kinder Im Garten gespielt.<text:tab/>Hier, les enfants ont joué dans le jardin.</text:span></text:p>
      <text:p text:style-name="P1">.Il peut également désigner un passé immédiat, voire une action projetée dans le futur</text:p>
      <text:p text:style-name="P1"><text:s text:c="4"/><text:tab/> <text:tab/> <text:s text:c="2"/><text:tab/> <text:s text:c="6"/><text:tab/> <text:s text:c="4"/><text:tab/> <text:s text:c="6"/><text:tab/> <text:s text:c="4"/><text:tab/> <text:tab/><text:tab/> <text:s text:c="5"/><text:tab/><text:tab/><text:span text:style-name="T4">Eben ist der ICE eingetroffen.<text:tab/><text:tab/><text:tab/>Le TGV vient juste d'entrer en gare.</text:span></text:p>
      <text:p text:style-name="P1"><text:tab/><text:tab/><text:tab/><text:tab/><text:tab/><text:tab/><text:tab/><text:tab/><text:tab/><text:tab/><text:tab/><text:tab/><text:tab/><text:tab/><text:span text:style-name="T4">Morgen haben wir es geschafft.<text:tab/><text:tab/><text:tab/>Demain, nous aurons fini.</text:span></text:p>
      <text:p text:style-name="P3">Plus-Que-Parfait---------------------------------------------------------------------------------------------------------------------------------------------------------------------------</text:p>
      <text:p text:style-name="P1">.désigne une action achevée à un moment du passé<text:tab/><text:tab/><text:tab/><text:tab/><text:tab/><text:tab/><text:span text:style-name="T4">Sonja war zu Besuch gekommen<text:tab/><text:tab/><text:tab/><text:tab/>Sonia était venue me voir.</text:span></text:p>
      <text:p text:style-name="P1">.traduit l'antériorité d'un évènement par rapport au prétérit ou au parfait.<text:tab/><text:tab/><text:span text:style-name="T4">Es hatte geregnet, und die Straße war nass.<text:tab/>Il avait plu, et la route était mouillé.</text:span></text:p>
      <text:p text:style-name="P1"><text:tab/><text:tab/><text:tab/><text:tab/><text:tab/><text:tab/><text:tab/><text:tab/><text:tab/><text:tab/><text:tab/><text:tab/><text:tab/><text:tab/><text:span text:style-name="T4">Als wir gekommen sind, war er schon gegangen.<text:tab/>Quand nous sommes arrivés, il était déjà parti. </text:span></text:p>
      <text:p text:style-name="P3">Futur II-----------------------------------------------------------------------------------------------------------------------------------------------------------------------------------</text:p>
      <text:p text:style-name="P1">.Sert à représenter une action achevée à un moment du futur.<text:tab/><text:tab/><text:tab/><text:tab/><text:span text:style-name="T4">Bis du zurückkommst, werden wir die Sache erledigt haben.</text:span></text:p>
      <text:p text:style-name="P1">.traduit l'antériorité par rapport à un événement futur<text:tab/><text:tab/><text:tab/><text:tab/> <text:s text:c="6"/><text:tab/><text:tab/> <text:s text:c="4"/><text:tab/> <text:s text:c="3"/><text:tab/> <text:s text:c="3"/><text:tab/> <text:s/><text:tab/><text:tab/><text:tab/><text:span text:style-name="T4">Avant ton retour, nous aurons réglé cette affaire.</text:span></text:p>
      <text:p text:style-name="P1">.exprime également une supposition par rapport à un événement passé,<text:tab/><text:tab/><text:tab/><text:span text:style-name="T4">Er wird sich schon wieder verlaufen haben.<text:tab/>Il se sera de nouveau trompé de chemin.</text:span></text:p>
      <text:p text:style-name="P1"><text:s/>cette nuance est souvent soulignée par un adverbe.</text:p>
      <text:p text:style-name="P1"/>
      <text:p text:style-name="P1">___________________________________________________________________________________________________________________________________________________________________________________________</text:p>
      <text:p text:style-name="P3">Konjonktif I<text:span text:style-name="T1">-------------------------------------------------------------------------------------------------------------------------------------------------------------------------------</text:span></text:p>
      <text:p text:style-name="P1">.Rapporter les paroles d'autrui sans se prononcer sur la véracité des faits. surtout employé à l'écrit.</text:p>
      <text:p text:style-name="P1">.Le verbe conserve au sujontf 1 le temps q'ui aurait normalement à l'indicatif si les propos étaient tenus au discours direct.</text:p>
      <text:p text:style-name="P1"><text:s text:c="4"/><text:tab/> <text:s/><text:tab/> <text:s text:c="5"/><text:tab/> <text:s text:c="5"/><text:tab/> <text:s text:c="2"/><text:tab/> <text:s text:c="5"/><text:tab/> <text:s text:c="4"/><text:tab/><text:tab/> <text:s text:c="2"/><text:tab/> <text:s text:c="7"/><text:tab/><text:span text:style-name="T4">Thomas hat geschrieben, er sei krank.<text:tab/><text:tab/>Thomas a écrit qu'il était malade.</text:span></text:p>
      <text:p text:style-name="P1"><text:tab/><text:tab/><text:tab/><text:tab/><text:tab/><text:tab/><text:tab/><text:tab/><text:tab/><text:tab/><text:tab/><text:tab/><text:tab/><text:tab/><text:span text:style-name="T4">Thomas hat geschrieben, er werde später kommen.<text:tab/>Thomas a écrit qu'il viendrait plus tard.</text:span></text:p>
      <text:p text:style-name="P1"><text:tab/><text:tab/><text:tab/><text:tab/><text:tab/><text:tab/><text:tab/><text:tab/><text:tab/><text:tab/><text:tab/><text:tab/><text:tab/><text:tab/><text:span text:style-name="T4">Der Minister erklärte, die Zahl des Arbeitslosen sei im letzeten Semester zurückgegangen.</text:span></text:p>
      <text:p text:style-name="P1"><text:tab/><text:tab/><text:tab/><text:tab/><text:tab/><text:tab/><text:tab/><text:tab/><text:tab/><text:tab/> <text:s/><text:tab/><text:tab/><text:tab/><text:tab/><text:span text:style-name="T4">Le ministre a déclaré que le nombre de chômeurs avait diminué au dernier semestre.</text:span></text:p>
      <text:p text:style-name="P1">.permet également l'expression d'un souhait<text:tab/><text:tab/><text:tab/><text:tab/><text:tab/><text:tab/><text:tab/><text:span text:style-name="T4">Möge er doch kommen!<text:tab/> <text:s text:c="6"/><text:tab/> <text:s text:c="5"/><text:tab/>Puisse-t-il venir!</text:span></text:p>
      <text:p text:style-name="P1"><text:tab/><text:tab/> <text:s/><text:tab/> <text:s text:c="6"/><text:tab/> <text:s text:c="3"/><text:tab/><text:tab/><text:tab/><text:tab/><text:tab/><text:tab/><text:tab/><text:tab/><text:tab/><text:span text:style-name="T4">Dein Wille geschehe!<text:tab/><text:tab/><text:tab/><text:tab/><text:tab/>Que ta volonté soit faite!</text:span></text:p>
      <text:p text:style-name="P1">.d'une instruction écrite<text:tab/><text:tab/><text:tab/><text:tab/><text:tab/><text:tab/><text:tab/><text:tab/><text:tab/><text:tab/><text:span text:style-name="T4">Man vermische Mehl, Milch und Eier.<text:tab/><text:tab/><text:tab/>Mélanger de la farine, du lait et des oeufs.</text:span></text:p>
      <text:p text:style-name="P1">.d'une hypothèse mathématique<text:tab/><text:tab/><text:tab/><text:tab/><text:tab/><text:tab/><text:tab/><text:tab/><text:tab/><text:tab/><text:span text:style-name="T4">Gegeben sei das Dreieck ABC <text:s text:c="2"/><text:tab/><text:tab/><text:tab/>Soit le triangle ABC...</text:span></text:p>
      <text:p text:style-name="P1">.dans les formules figées:<text:tab/><text:tab/><text:tab/><text:tab/><text:tab/><text:tab/><text:tab/><text:tab/><text:tab/><text:tab/><text:span text:style-name="T4">Gott sei Dank!<text:tab/><text:tab/><text:tab/><text:tab/><text:tab/><text:tab/>Dieu merci!</text:span></text:p>
      <text:p text:style-name="P1"><text:tab/><text:tab/><text:tab/><text:tab/><text:tab/><text:tab/><text:tab/><text:tab/><text:tab/><text:tab/><text:tab/><text:tab/><text:tab/><text:tab/><text:span text:style-name="T4">Komme, was da wolle!<text:tab/><text:tab/><text:tab/><text:tab/><text:tab/>Advienne que pourra!</text:span></text:p>
      <text:p text:style-name="P3">Konjonktif II------------------------------------------------------------------------------------------------------------------------------------------------------------------------------</text:p>
      <text:p text:style-name="P1">.correspond au conditionnel présent. Il sert à exprimer:</text:p>
      <text:p text:style-name="P1">.&gt; Une hypothèse peu probable<text:tab/><text:tab/><text:tab/><text:tab/><text:tab/><text:tab/><text:tab/><text:tab/><text:tab/><text:tab/><text:span text:style-name="T4">Es könnte wohl sein, dass...<text:tab/><text:tab/><text:tab/><text:tab/>Il se pourrait bien que...</text:span></text:p>
      <text:p text:style-name="P1"><text:s text:c="7"/><text:tab/><text:tab/> <text:s text:c="4"/><text:tab/><text:tab/><text:tab/><text:tab/><text:tab/><text:tab/><text:tab/><text:tab/><text:tab/><text:tab/><text:tab/><text:span text:style-name="T4">Stell dir vor, wir würden im Lotto gewinnen!<text:tab/>Imagine que nous gagnions au Loto.</text:span></text:p>
      <text:p text:style-name="P1">-&gt; un souhait:<text:tab/><text:tab/><text:tab/><text:tab/><text:tab/><text:tab/><text:tab/><text:tab/><text:tab/><text:tab/><text:tab/><text:tab/><text:span text:style-name="T4">Ich würde mich riesig darüber freuen.<text:tab/><text:tab/>J'en serais terriblement heureux.</text:span></text:p>
      <text:p text:style-name="P1">-&gt; une condition non réalisée dans le présent:<text:tab/><text:tab/><text:tab/><text:tab/><text:tab/><text:tab/><text:tab/><text:span text:style-name="T4">Wenn die Hifische Menschen wären.<text:tab/><text:tab/><text:tab/>Si les requins étaient des hommes.</text:span></text:p>
      <text:p text:style-name="P1">-&gt; une comparaison avec als ob (comme si):<text:tab/><text:tab/><text:tab/><text:tab/><text:tab/><text:tab/><text:tab/><text:span text:style-name="T4">Er wurde rot, als ob er sich schämte.<text:tab/><text:tab/>Il rougit comme s'il avait honte</text:span></text:p>
      <text:p text:style-name="P1">-&gt; une demande polie:<text:tab/> <text:s text:c="6"/><text:tab/> <text:s text:c="5"/><text:tab/><text:tab/><text:tab/><text:tab/><text:tab/><text:tab/><text:tab/><text:span text:style-name="T4">Würden Sie mir bitte das Brot geben?<text:tab/><text:tab/>Pourriez-vous me passer le pain, s'il vous plaît?</text:span></text:p>
      <text:p text:style-name="P1">-&gt; une opinion prudente:<text:tab/><text:tab/><text:tab/><text:tab/><text:tab/><text:tab/><text:tab/><text:tab/><text:tab/><text:tab/><text:span text:style-name="T4">Ich würde sagen, dass... <text:s text:c="5"/><text:tab/><text:tab/><text:tab/>Je dirais que...</text:span></text:p>
      <text:p text:style-name="P1"><text:s text:c="7"/><text:tab/> <text:s text:c="6"/><text:tab/><text:tab/><text:tab/><text:tab/><text:tab/><text:tab/><text:tab/><text:tab/><text:tab/><text:tab/><text:tab/><text:span text:style-name="T4">Ich würde meinen, dass...<text:tab/><text:tab/><text:tab/><text:tab/>Je serais d'avis que...</text:span></text:p>
      <text:p text:style-name="P1">-&gt; on emploie le futur du subjontif II de préférence au présent avec les verbes faibles:</text:p>
      <text:p text:style-name="P1"><text:tab/><text:tab/><text:tab/><text:tab/><text:tab/><text:tab/><text:tab/><text:tab/><text:tab/><text:tab/><text:tab/><text:tab/><text:tab/><text:tab/><text:span text:style-name="T4">Ich würde spielen<text:tab/><text:tab/><text:tab/><text:tab/><text:tab/><text:tab/>Je jouerais</text:span></text:p>
      <text:p text:style-name="P1"><text:s text:c="3"/>et avec les verbes forts, dont les formes de présent, ressenties aujourd'hui comme désuiètes, sont inusitées dans le langage courant.</text:p>
      <text:p text:style-name="P1"><text:s text:c="6"/><text:tab/> <text:s text:c="6"/><text:tab/> <text:s text:c="5"/><text:tab/> <text:s text:c="4"/><text:tab/> <text:s text:c="5"/><text:tab/> <text:s text:c="4"/><text:tab/><text:tab/> <text:tab/> <text:s text:c="3"/><text:tab/><text:tab/><text:span text:style-name="T4">Ich würde helfen <text:s text:c="5"/><text:tab/><text:tab/> <text:s text:c="4"/><text:tab/><text:tab/><text:tab/>J'aiderais,<text:tab/><text:tab/><text:tab/>plutôt que<text:tab/>ich hälfe ou hülfe</text:span></text:p>
      <text:p text:style-name="P1"><text:tab/><text:tab/><text:tab/><text:tab/><text:tab/><text:tab/><text:tab/><text:tab/><text:tab/><text:tab/><text:tab/><text:tab/><text:tab/><text:tab/><text:span text:style-name="T4">Ich würde raten<text:tab/><text:tab/><text:tab/><text:tab/><text:tab/><text:tab/>Je conseillerais <text:tab/><text:tab/>plutôt que<text:tab/>ich riete</text:span></text:p>
      <text:p text:style-name="P1"><text:tab/><text:tab/><text:tab/><text:tab/><text:tab/><text:tab/><text:tab/><text:tab/><text:tab/><text:tab/><text:tab/><text:tab/><text:tab/><text:tab/><text:span text:style-name="T4">Ich würde verstehen<text:tab/><text:tab/><text:tab/><text:tab/><text:tab/>Je comprendrais<text:tab/><text:tab/>plutôt que<text:tab/>ich verstände ou verstunde</text:span></text:p>
      <text:p text:style-name="P1">-&gt; Toutefois, le présent du konjonctif II est de règle pour les auxiliaires:<text:tab/><text:tab/><text:span text:style-name="T4">Ich wäre, ich hätte, ich würde</text:span></text:p>
      <text:p text:style-name="P1"><text:s text:c="3"/>les verbes de modalité et le verbe wissen: <text:tab/> <text:s text:c="6"/><text:tab/> <text:s text:c="3"/><text:tab/><text:tab/><text:tab/><text:tab/><text:span text:style-name="T4">ich könnte, möchte, müsste, wüsste.</text:span></text:p>
      <text:p text:style-name="P1">-&gt; le présent du konjonctif II reste en usage pour certains verbes forts <text:tab/><text:tab/><text:span text:style-name="T4">(ich käme, ginge, bliebe)</text:span></text:p>
      <text:p text:style-name="P1"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3T21:33:54.171687474</dc:date>
    <meta:editing-duration>PT10M25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94" meta:word-count="1124" meta:character-count="10424" meta:non-whitespace-character-count="8296"/>
  </office:meta>
</office:document-meta>
</file>